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83ed" officeooo:paragraph-rsid="001983ed"/>
    </style:style>
    <style:style style:name="P2" style:family="paragraph" style:parent-style-name="Standard">
      <style:text-properties officeooo:rsid="0019d3a5" officeooo:paragraph-rsid="0019d3a5"/>
    </style:style>
    <style:style style:name="P3" style:family="paragraph" style:parent-style-name="Standard">
      <style:text-properties officeooo:rsid="0019d3a5" officeooo:paragraph-rsid="001b59e9"/>
    </style:style>
    <style:style style:name="P4" style:family="paragraph" style:parent-style-name="Standard">
      <style:text-properties officeooo:rsid="001fbf3b" officeooo:paragraph-rsid="001fbf3b"/>
    </style:style>
    <style:style style:name="P5" style:family="paragraph" style:parent-style-name="Standard">
      <style:text-properties officeooo:rsid="0022283b" officeooo:paragraph-rsid="0022283b"/>
    </style:style>
    <style:style style:name="P6" style:family="paragraph" style:parent-style-name="Standard">
      <style:text-properties fo:font-weight="bold" officeooo:rsid="00249ca5" officeooo:paragraph-rsid="00249ca5" fo:background-color="transparent" style:font-weight-asian="bold" style:font-weight-complex="bold"/>
    </style:style>
    <style:style style:name="P7" style:family="paragraph" style:parent-style-name="Standard">
      <style:text-properties fo:font-weight="bold" officeooo:rsid="00257652" officeooo:paragraph-rsid="00257652" fo:background-color="transparent" style:font-weight-asian="bold" style:font-weight-complex="bold"/>
    </style:style>
    <style:style style:name="P8" style:family="paragraph" style:parent-style-name="Standard">
      <style:text-properties fo:font-weight="bold" officeooo:rsid="00257ce7" officeooo:paragraph-rsid="00257ce7" fo:background-color="transparent" style:font-weight-asian="bold" style:font-weight-complex="bold"/>
    </style:style>
    <style:style style:name="P9" style:family="paragraph" style:parent-style-name="Standard">
      <style:text-properties fo:font-weight="bold" officeooo:rsid="00264f65" officeooo:paragraph-rsid="00264f65" fo:background-color="transparent" style:font-weight-asian="bold" style:font-weight-complex="bold"/>
    </style:style>
    <style:style style:name="P10" style:family="paragraph" style:parent-style-name="Standard">
      <style:text-properties fo:font-weight="bold" officeooo:rsid="002c2668" officeooo:paragraph-rsid="002c2668" fo:background-color="transparent" style:font-weight-asian="bold" style:font-weight-complex="bold"/>
    </style:style>
    <style:style style:name="P11" style:family="paragraph" style:parent-style-name="Standard">
      <style:text-properties fo:font-weight="bold" officeooo:rsid="00295934" officeooo:paragraph-rsid="003ca8a3" fo:background-color="transparent" style:font-weight-asian="bold" style:font-weight-complex="bold"/>
    </style:style>
    <style:style style:name="P12" style:family="paragraph" style:parent-style-name="Standard">
      <style:text-properties fo:font-weight="bold" officeooo:rsid="003ca8a3" officeooo:paragraph-rsid="003ca8a3" fo:background-color="transparent" style:font-weight-asian="bold" style:font-weight-complex="bold"/>
    </style:style>
    <style:style style:name="P13" style:family="paragraph" style:parent-style-name="Standard">
      <style:text-properties fo:font-weight="bold" officeooo:rsid="003ca8a3" officeooo:paragraph-rsid="004197ae" fo:background-color="transparent" style:font-weight-asian="bold" style:font-weight-complex="bold"/>
    </style:style>
    <style:style style:name="P14" style:family="paragraph" style:parent-style-name="Standard">
      <style:text-properties fo:font-weight="bold" officeooo:rsid="003ca8a3" officeooo:paragraph-rsid="004210a5" fo:background-color="transparent" style:font-weight-asian="bold" style:font-weight-complex="bold"/>
    </style:style>
    <style:style style:name="P15" style:family="paragraph" style:parent-style-name="Standard">
      <style:text-properties fo:font-weight="bold" officeooo:rsid="004197ae" officeooo:paragraph-rsid="004197ae" fo:background-color="transparent" style:font-weight-asian="bold" style:font-weight-complex="bold"/>
    </style:style>
    <style:style style:name="P16" style:family="paragraph" style:parent-style-name="Standard">
      <style:text-properties fo:font-weight="bold" officeooo:rsid="004210a5" officeooo:paragraph-rsid="0043fbd4" fo:background-color="transparent" style:font-weight-asian="bold" style:font-weight-complex="bold"/>
    </style:style>
    <style:style style:name="P17" style:family="paragraph" style:parent-style-name="Standard">
      <style:text-properties fo:font-weight="bold" officeooo:rsid="0043fbd4" officeooo:paragraph-rsid="0043fbd4" fo:background-color="transparent" style:font-weight-asian="bold" style:font-weight-complex="bold"/>
    </style:style>
    <style:style style:name="P18" style:family="paragraph" style:parent-style-name="Standard">
      <style:text-properties fo:font-weight="bold" officeooo:rsid="0056f463" officeooo:paragraph-rsid="005d06d6" fo:background-color="transparent" style:font-weight-asian="bold" style:font-weight-complex="bold"/>
    </style:style>
    <style:style style:name="P19" style:family="paragraph" style:parent-style-name="Standard">
      <style:text-properties fo:font-weight="bold" officeooo:rsid="007143b4" officeooo:paragraph-rsid="007143b4" fo:background-color="transparent" style:font-weight-asian="bold" style:font-weight-complex="bold"/>
    </style:style>
    <style:style style:name="P20" style:family="paragraph" style:parent-style-name="Standard">
      <style:text-properties fo:font-weight="normal" officeooo:rsid="0027fb50" officeooo:paragraph-rsid="0027fb50" fo:background-color="transparent" style:font-weight-asian="normal" style:font-weight-complex="normal"/>
    </style:style>
    <style:style style:name="P21" style:family="paragraph" style:parent-style-name="Standard">
      <style:text-properties fo:font-weight="normal" officeooo:rsid="00295934" officeooo:paragraph-rsid="00295934" fo:background-color="transparent" style:font-weight-asian="normal" style:font-weight-complex="normal"/>
    </style:style>
    <style:style style:name="P22" style:family="paragraph" style:parent-style-name="Standard">
      <style:text-properties fo:font-weight="normal" officeooo:rsid="00295934" officeooo:paragraph-rsid="00296714" fo:background-color="transparent" style:font-weight-asian="normal" style:font-weight-complex="normal"/>
    </style:style>
    <style:style style:name="P23" style:family="paragraph" style:parent-style-name="Standard">
      <style:text-properties fo:font-weight="normal" officeooo:rsid="00295934" officeooo:paragraph-rsid="003ca8a3" fo:background-color="transparent" style:font-weight-asian="normal" style:font-weight-complex="normal"/>
    </style:style>
    <style:style style:name="P24" style:family="paragraph" style:parent-style-name="Standard">
      <style:text-properties fo:font-weight="normal" officeooo:rsid="00296714" officeooo:paragraph-rsid="00296714" fo:background-color="transparent" style:font-weight-asian="normal" style:font-weight-complex="normal"/>
    </style:style>
    <style:style style:name="P25" style:family="paragraph" style:parent-style-name="Standard">
      <style:text-properties fo:font-weight="normal" officeooo:rsid="00296714" officeooo:paragraph-rsid="003ca8a3" fo:background-color="transparent" style:font-weight-asian="normal" style:font-weight-complex="normal"/>
    </style:style>
    <style:style style:name="P26" style:family="paragraph" style:parent-style-name="Standard">
      <style:text-properties fo:font-weight="normal" officeooo:rsid="002a2fe3" officeooo:paragraph-rsid="002a2fe3" fo:background-color="transparent" style:font-weight-asian="normal" style:font-weight-complex="normal"/>
    </style:style>
    <style:style style:name="P27" style:family="paragraph" style:parent-style-name="Standard">
      <style:text-properties fo:font-weight="normal" officeooo:rsid="002a2fe3" officeooo:paragraph-rsid="002c2668" fo:background-color="transparent" style:font-weight-asian="normal" style:font-weight-complex="normal"/>
    </style:style>
    <style:style style:name="P28" style:family="paragraph" style:parent-style-name="Standard">
      <style:text-properties fo:font-weight="normal" officeooo:rsid="002c2668" officeooo:paragraph-rsid="002c2668" fo:background-color="transparent" style:font-weight-asian="normal" style:font-weight-complex="normal"/>
    </style:style>
    <style:style style:name="P29" style:family="paragraph" style:parent-style-name="Standard">
      <style:text-properties fo:font-weight="normal" officeooo:rsid="002c2668" officeooo:paragraph-rsid="00326bc2" fo:background-color="transparent" style:font-weight-asian="normal" style:font-weight-complex="normal"/>
    </style:style>
    <style:style style:name="P30" style:family="paragraph" style:parent-style-name="Standard">
      <style:text-properties fo:font-weight="normal" officeooo:rsid="00264f65" officeooo:paragraph-rsid="00264f65" fo:background-color="transparent" style:font-weight-asian="normal" style:font-weight-complex="normal"/>
    </style:style>
    <style:style style:name="P31" style:family="paragraph" style:parent-style-name="Standard">
      <style:text-properties fo:font-weight="normal" officeooo:rsid="00326bc2" officeooo:paragraph-rsid="00326bc2" fo:background-color="transparent" style:font-weight-asian="normal" style:font-weight-complex="normal"/>
    </style:style>
    <style:style style:name="P32" style:family="paragraph" style:parent-style-name="Standard">
      <style:text-properties fo:font-weight="normal" officeooo:rsid="0036afea" officeooo:paragraph-rsid="0038acdb" fo:background-color="transparent" style:font-weight-asian="normal" style:font-weight-complex="normal"/>
    </style:style>
    <style:style style:name="P33" style:family="paragraph" style:parent-style-name="Standard">
      <style:text-properties fo:font-weight="normal" officeooo:rsid="00340549" officeooo:paragraph-rsid="0038acdb" fo:background-color="transparent" style:font-weight-asian="normal" style:font-weight-complex="normal"/>
    </style:style>
    <style:style style:name="P34" style:family="paragraph" style:parent-style-name="Standard">
      <style:text-properties fo:font-weight="normal" officeooo:rsid="00340549" officeooo:paragraph-rsid="003ca8a3" fo:background-color="transparent" style:font-weight-asian="normal" style:font-weight-complex="normal"/>
    </style:style>
    <style:style style:name="P35" style:family="paragraph" style:parent-style-name="Standard">
      <style:text-properties fo:font-weight="normal" officeooo:rsid="00340549" officeooo:paragraph-rsid="0043fbd4" fo:background-color="transparent" style:font-weight-asian="normal" style:font-weight-complex="normal"/>
    </style:style>
    <style:style style:name="P36" style:family="paragraph" style:parent-style-name="Standard">
      <style:text-properties fo:font-weight="normal" officeooo:rsid="003bf2d8" officeooo:paragraph-rsid="003bf2d8" fo:background-color="transparent" style:font-weight-asian="normal" style:font-weight-complex="normal"/>
    </style:style>
    <style:style style:name="P37" style:family="paragraph" style:parent-style-name="Standard">
      <style:text-properties fo:font-weight="normal" officeooo:rsid="003ca8a3" officeooo:paragraph-rsid="003ca8a3" fo:background-color="transparent" style:font-weight-asian="normal" style:font-weight-complex="normal"/>
    </style:style>
    <style:style style:name="P38" style:family="paragraph" style:parent-style-name="Standard">
      <style:text-properties fo:font-weight="normal" officeooo:rsid="003ca8a3" officeooo:paragraph-rsid="004197ae" fo:background-color="transparent" style:font-weight-asian="normal" style:font-weight-complex="normal"/>
    </style:style>
    <style:style style:name="P39" style:family="paragraph" style:parent-style-name="Standard">
      <style:text-properties fo:font-weight="normal" officeooo:rsid="003ca8a3" officeooo:paragraph-rsid="004210a5" fo:background-color="transparent" style:font-weight-asian="normal" style:font-weight-complex="normal"/>
    </style:style>
    <style:style style:name="P40" style:family="paragraph" style:parent-style-name="Standard">
      <style:text-properties fo:font-weight="normal" officeooo:rsid="004197ae" officeooo:paragraph-rsid="004197ae" fo:background-color="transparent" style:font-weight-asian="normal" style:font-weight-complex="normal"/>
    </style:style>
    <style:style style:name="P41" style:family="paragraph" style:parent-style-name="Standard">
      <style:text-properties fo:font-weight="normal" officeooo:rsid="0043fbd4" officeooo:paragraph-rsid="0043fbd4" fo:background-color="transparent" style:font-weight-asian="normal" style:font-weight-complex="normal"/>
    </style:style>
    <style:style style:name="P42" style:family="paragraph" style:parent-style-name="Standard">
      <style:text-properties fo:font-weight="normal" officeooo:rsid="004210a5" officeooo:paragraph-rsid="004210a5" fo:background-color="transparent" style:font-weight-asian="normal" style:font-weight-complex="normal"/>
    </style:style>
    <style:style style:name="P43" style:family="paragraph" style:parent-style-name="Standard">
      <style:text-properties fo:font-weight="normal" officeooo:rsid="00512360" officeooo:paragraph-rsid="00512360" fo:background-color="transparent" style:font-weight-asian="normal" style:font-weight-complex="normal"/>
    </style:style>
    <style:style style:name="P44" style:family="paragraph" style:parent-style-name="Standard">
      <style:text-properties fo:font-weight="normal" officeooo:rsid="00512360" officeooo:paragraph-rsid="0043fbd4" fo:background-color="transparent" style:font-weight-asian="normal" style:font-weight-complex="normal"/>
    </style:style>
    <style:style style:name="P45" style:family="paragraph" style:parent-style-name="Standard">
      <style:text-properties fo:font-weight="normal" officeooo:rsid="0051cec2" officeooo:paragraph-rsid="0051cec2" fo:background-color="transparent" style:font-weight-asian="normal" style:font-weight-complex="normal"/>
    </style:style>
    <style:style style:name="P46" style:family="paragraph" style:parent-style-name="Standard">
      <style:text-properties fo:font-weight="normal" officeooo:rsid="0051cec2" officeooo:paragraph-rsid="0043fbd4" fo:background-color="transparent" style:font-weight-asian="normal" style:font-weight-complex="normal"/>
    </style:style>
    <style:style style:name="P47" style:family="paragraph" style:parent-style-name="Standard">
      <style:text-properties fo:font-weight="normal" officeooo:rsid="00551a88" officeooo:paragraph-rsid="00551a88" fo:background-color="transparent" style:font-weight-asian="normal" style:font-weight-complex="normal"/>
    </style:style>
    <style:style style:name="P48" style:family="paragraph" style:parent-style-name="Standard">
      <style:text-properties fo:font-weight="normal" officeooo:rsid="00551a88" officeooo:paragraph-rsid="0055ae31" fo:background-color="transparent" style:font-weight-asian="normal" style:font-weight-complex="normal"/>
    </style:style>
    <style:style style:name="P49" style:family="paragraph" style:parent-style-name="Standard">
      <style:text-properties fo:font-weight="normal" officeooo:rsid="0055ae31" officeooo:paragraph-rsid="0055ae31" fo:background-color="transparent" style:font-weight-asian="normal" style:font-weight-complex="normal"/>
    </style:style>
    <style:style style:name="P50" style:family="paragraph" style:parent-style-name="Standard">
      <style:text-properties fo:font-weight="normal" officeooo:rsid="005ee4c0" officeooo:paragraph-rsid="005ee4c0" fo:background-color="transparent" style:font-weight-asian="normal" style:font-weight-complex="normal"/>
    </style:style>
    <style:style style:name="P51" style:family="paragraph" style:parent-style-name="Standard">
      <style:text-properties fo:font-weight="normal" officeooo:rsid="005aff37" officeooo:paragraph-rsid="005d06d6" fo:background-color="transparent" style:font-weight-asian="normal" style:font-weight-complex="normal"/>
    </style:style>
    <style:style style:name="P52" style:family="paragraph" style:parent-style-name="Standard">
      <style:text-properties fo:font-weight="normal" officeooo:rsid="0046b56b" officeooo:paragraph-rsid="0046b56b" fo:background-color="transparent" style:font-weight-asian="normal" style:font-weight-complex="normal"/>
    </style:style>
    <style:style style:name="P53" style:family="paragraph" style:parent-style-name="Standard">
      <style:text-properties fo:font-weight="normal" officeooo:rsid="0063a3f7" officeooo:paragraph-rsid="0063a3f7" fo:background-color="transparent" style:font-weight-asian="normal" style:font-weight-complex="normal"/>
    </style:style>
    <style:style style:name="P54" style:family="paragraph" style:parent-style-name="Standard">
      <style:text-properties fo:font-weight="normal" officeooo:rsid="0065eef3" officeooo:paragraph-rsid="0065eef3" fo:background-color="transparent" style:font-weight-asian="normal" style:font-weight-complex="normal"/>
    </style:style>
    <style:style style:name="P55" style:family="paragraph" style:parent-style-name="Standard">
      <style:text-properties fo:font-weight="normal" officeooo:rsid="006b6aa4" officeooo:paragraph-rsid="0043fbd4" fo:background-color="transparent" style:font-weight-asian="normal" style:font-weight-complex="normal"/>
    </style:style>
    <style:style style:name="P56" style:family="paragraph" style:parent-style-name="Standard">
      <style:text-properties fo:font-weight="normal" officeooo:rsid="006b9377" officeooo:paragraph-rsid="006b9377" fo:background-color="transparent" style:font-weight-asian="normal" style:font-weight-complex="normal"/>
    </style:style>
    <style:style style:name="P57" style:family="paragraph" style:parent-style-name="Standard">
      <style:text-properties fo:font-weight="normal" officeooo:rsid="006b9377" officeooo:paragraph-rsid="006ed3bf" fo:background-color="transparent" style:font-weight-asian="normal" style:font-weight-complex="normal"/>
    </style:style>
    <style:style style:name="P58" style:family="paragraph" style:parent-style-name="Standard">
      <style:text-properties fo:font-weight="normal" officeooo:rsid="006ed3bf" officeooo:paragraph-rsid="006ed3bf" fo:background-color="transparent" style:font-weight-asian="normal" style:font-weight-complex="normal"/>
    </style:style>
    <style:style style:name="P59" style:family="paragraph" style:parent-style-name="Standard">
      <style:text-properties fo:font-weight="normal" officeooo:rsid="0072fa91" officeooo:paragraph-rsid="007422a4" fo:background-color="transparent" style:font-weight-asian="normal" style:font-weight-complex="normal"/>
    </style:style>
    <style:style style:name="P60" style:family="paragraph" style:parent-style-name="Standard">
      <style:text-properties fo:font-weight="normal" officeooo:rsid="007422a4" officeooo:paragraph-rsid="007422a4" fo:background-color="transparent" style:font-weight-asian="normal" style:font-weight-complex="normal"/>
    </style:style>
    <style:style style:name="P61" style:family="paragraph" style:parent-style-name="Standard">
      <style:text-properties fo:font-weight="normal" officeooo:rsid="00758934" officeooo:paragraph-rsid="00758934" fo:background-color="transparent" style:font-weight-asian="normal" style:font-weight-complex="normal"/>
    </style:style>
    <style:style style:name="P62" style:family="paragraph" style:parent-style-name="Standard">
      <style:text-properties fo:font-weight="normal" officeooo:rsid="003ca8a3" officeooo:paragraph-rsid="003ca8a3" fo:background-color="#ffff00" style:font-weight-asian="normal" style:font-weight-complex="normal"/>
    </style:style>
    <style:style style:name="P63" style:family="paragraph" style:parent-style-name="Standard">
      <style:text-properties officeooo:rsid="005a344c" officeooo:paragraph-rsid="005a344c"/>
    </style:style>
    <style:style style:name="P64" style:family="paragraph" style:parent-style-name="Standard">
      <style:text-properties fo:font-weight="normal" officeooo:rsid="007422a4" officeooo:paragraph-rsid="007422a4" fo:background-color="transparent" style:font-weight-asian="normal" style:font-weight-complex="normal"/>
    </style:style>
    <style:style style:name="P65" style:family="paragraph" style:parent-style-name="Standard">
      <style:text-properties fo:font-weight="normal" officeooo:rsid="00512360" officeooo:paragraph-rsid="0043fbd4" fo:background-color="transparent" style:font-weight-asian="normal" style:font-weight-complex="normal"/>
    </style:style>
    <style:style style:name="P66" style:family="paragraph" style:parent-style-name="Standard">
      <style:text-properties fo:font-weight="bold" officeooo:rsid="00771aa6" officeooo:paragraph-rsid="00771aa6" fo:background-color="transparent" style:font-weight-asian="bold" style:font-weight-complex="bold"/>
    </style:style>
    <style:style style:name="T1" style:family="text">
      <style:text-properties officeooo:rsid="001b59e9"/>
    </style:style>
    <style:style style:name="T2" style:family="text">
      <style:text-properties fo:background-color="#ffff00" loext:char-shading-value="0"/>
    </style:style>
    <style:style style:name="T3" style:family="text">
      <style:text-properties officeooo:rsid="00235ba6" fo:background-color="#ffff00" loext:char-shading-value="0"/>
    </style:style>
    <style:style style:name="T4" style:family="text">
      <style:text-properties officeooo:rsid="006bbc68" fo:background-color="#ffff00" loext:char-shading-value="0"/>
    </style:style>
    <style:style style:name="T5" style:family="text">
      <style:text-properties officeooo:rsid="00235ba6"/>
    </style:style>
    <style:style style:name="T6" style:family="text">
      <style:text-properties fo:font-weight="normal" style:font-weight-asian="normal" style:font-weight-complex="normal"/>
    </style:style>
    <style:style style:name="T7" style:family="text">
      <style:text-properties fo:font-weight="normal" officeooo:rsid="00257ce7" style:font-weight-asian="normal" style:font-weight-complex="normal"/>
    </style:style>
    <style:style style:name="T8" style:family="text">
      <style:text-properties fo:font-weight="normal" officeooo:rsid="00264f65" style:font-weight-asian="normal" style:font-weight-complex="normal"/>
    </style:style>
    <style:style style:name="T9" style:family="text">
      <style:text-properties fo:font-weight="normal" officeooo:rsid="002c2668" style:font-weight-asian="normal" style:font-weight-complex="normal"/>
    </style:style>
    <style:style style:name="T10" style:family="text">
      <style:text-properties fo:font-weight="normal" officeooo:rsid="004210a5" style:font-weight-asian="normal" style:font-weight-complex="normal"/>
    </style:style>
    <style:style style:name="T11" style:family="text">
      <style:text-properties fo:font-weight="normal" officeooo:rsid="0043fbd4" style:font-weight-asian="normal" style:font-weight-complex="normal"/>
    </style:style>
    <style:style style:name="T12" style:family="text">
      <style:text-properties fo:font-weight="normal" officeooo:rsid="005aeda8" style:font-weight-asian="normal" style:font-weight-complex="normal"/>
    </style:style>
    <style:style style:name="T13" style:family="text">
      <style:text-properties fo:font-weight="normal" officeooo:rsid="0077346e" style:font-weight-asian="normal" style:font-weight-complex="normal"/>
    </style:style>
    <style:style style:name="T14" style:family="text">
      <style:text-properties fo:font-weight="normal" fo:background-color="#ffff66" loext:char-shading-value="0" style:font-weight-asian="normal" style:font-weight-complex="normal"/>
    </style:style>
    <style:style style:name="T15" style:family="text">
      <style:text-properties fo:font-weight="normal" officeooo:rsid="00296714" fo:background-color="#ffff66" loext:char-shading-value="0" style:font-weight-asian="normal" style:font-weight-complex="normal"/>
    </style:style>
    <style:style style:name="T16" style:family="text">
      <style:text-properties fo:font-weight="normal" officeooo:rsid="0029af11" fo:background-color="#ffff66" loext:char-shading-value="0" style:font-weight-asian="normal" style:font-weight-complex="normal"/>
    </style:style>
    <style:style style:name="T17" style:family="text">
      <style:text-properties fo:font-weight="normal" officeooo:rsid="002a2fe3" fo:background-color="#ffff66" loext:char-shading-value="0" style:font-weight-asian="normal" style:font-weight-complex="normal"/>
    </style:style>
    <style:style style:name="T18" style:family="text">
      <style:text-properties fo:font-weight="normal" fo:background-color="#ffff00" loext:char-shading-value="0" style:font-weight-asian="normal" style:font-weight-complex="normal"/>
    </style:style>
    <style:style style:name="T19" style:family="text">
      <style:text-properties fo:font-weight="normal" officeooo:rsid="00264f65" fo:background-color="#ffff00" loext:char-shading-value="0" style:font-weight-asian="normal" style:font-weight-complex="normal"/>
    </style:style>
    <style:style style:name="T20" style:family="text">
      <style:text-properties officeooo:rsid="00296714"/>
    </style:style>
    <style:style style:name="T21" style:family="text">
      <style:text-properties officeooo:rsid="002dbbd5"/>
    </style:style>
    <style:style style:name="T22" style:family="text">
      <style:text-properties officeooo:rsid="002f6b79"/>
    </style:style>
    <style:style style:name="T23" style:family="text">
      <style:text-properties officeooo:rsid="0030fc04"/>
    </style:style>
    <style:style style:name="T24" style:family="text">
      <style:text-properties officeooo:rsid="00326bc2"/>
    </style:style>
    <style:style style:name="T25" style:family="text">
      <style:text-properties officeooo:rsid="00340549"/>
    </style:style>
    <style:style style:name="T26" style:family="text">
      <style:text-properties fo:font-weight="bold" style:font-weight-asian="bold" style:font-weight-complex="bold"/>
    </style:style>
    <style:style style:name="T27" style:family="text">
      <style:text-properties fo:font-weight="bold" officeooo:rsid="003ca8a3" style:font-weight-asian="bold" style:font-weight-complex="bold"/>
    </style:style>
    <style:style style:name="T28" style:family="text">
      <style:text-properties fo:font-weight="bold" officeooo:rsid="0055ae31" style:font-weight-asian="bold" style:font-weight-complex="bold"/>
    </style:style>
    <style:style style:name="T29" style:family="text">
      <style:text-properties officeooo:rsid="004197ae"/>
    </style:style>
    <style:style style:name="T30" style:family="text">
      <style:text-properties officeooo:rsid="004210a5"/>
    </style:style>
    <style:style style:name="T31" style:family="text">
      <style:text-properties officeooo:rsid="0043fbd4"/>
    </style:style>
    <style:style style:name="T32" style:family="text">
      <style:text-properties officeooo:rsid="00451258"/>
    </style:style>
    <style:style style:name="T33" style:family="text">
      <style:text-properties officeooo:rsid="0047fa65"/>
    </style:style>
    <style:style style:name="T34" style:family="text">
      <style:text-properties officeooo:rsid="0049ca16"/>
    </style:style>
    <style:style style:name="T35" style:family="text">
      <style:text-properties officeooo:rsid="004b95c1"/>
    </style:style>
    <style:style style:name="T36" style:family="text">
      <style:text-properties officeooo:rsid="00528355"/>
    </style:style>
    <style:style style:name="T37" style:family="text">
      <style:text-properties officeooo:rsid="0055ae31"/>
    </style:style>
    <style:style style:name="T38" style:family="text">
      <style:text-properties officeooo:rsid="00590d68"/>
    </style:style>
    <style:style style:name="T39" style:family="text">
      <style:text-properties fo:background-color="#ff3300" loext:char-shading-value="0"/>
    </style:style>
    <style:style style:name="T40" style:family="text">
      <style:text-properties officeooo:rsid="0067388d"/>
    </style:style>
    <style:style style:name="T41" style:family="text">
      <style:text-properties officeooo:rsid="006bbc68"/>
    </style:style>
    <style:style style:name="T42" style:family="text">
      <style:text-properties officeooo:rsid="00710f71"/>
    </style:style>
    <style:style style:name="T43" style:family="text">
      <style:text-properties officeooo:rsid="007422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p text:style-name="P1"/>
      <text:p text:style-name="P1">Evaluate type of zones:</text:p>
      <text:p text:style-name="P1"/>
      <text:p text:style-name="P1">There are two main trajectories. Two zones.</text:p>
      <text:p text:style-name="P1"/>
      <text:p text:style-name="P1">1. Black Bomber to White target.</text:p>
      <text:p text:style-name="P1">Black bomber goes straight unless it attacks.</text:p>
      <text:p text:style-name="P1"/>
      <text:p text:style-name="P1">Evaluate: Black intercept and Black protect.</text:p>
      <text:p text:style-name="P1"/>
      <text:p text:style-name="P1">Black Intercept. Can White Fighter destroy Black Bomber?</text:p>
      <text:p text:style-name="P1">-<text:tab/>Yes. If there is at least one open first negation trajectory from White Fighter to Black Bomber. This means that:</text:p>
      <text:p text:style-name="P1">1. Black Bomber to White Target have children.</text:p>
      <text:p text:style-name="P1"><text:bookmark-start text:name="__DdeLink__0_1240263867"/>2. And at least one of its children (Trajectories for White Fighter) has no children (open trajectories for White Fighter).<text:bookmark-end text:name="__DdeLink__0_1240263867"/></text:p>
      <text:p text:style-name="P1"/>
      <text:p text:style-name="P1">Black Protect: Can the black bomber get to White Target safely?</text:p>
      <text:p text:style-name="P1">- Yes. If there is no open first negation trajectories from White Fighter.</text:p>
      <text:p text:style-name="P1">1. Black Bomber to White Target does not have children.</text:p>
      <text:p text:style-name="P1">2. OR all of its children (Trajectories for White Fighter) have children (not open trajectories for White Fighter).</text:p>
      <text:p text:style-name="P1"/>
      <text:p text:style-name="P2">GATEWAYS.</text:p>
      <text:p text:style-name="P2"/>
      <text:p text:style-name="P2">Win State for Black = W intercept and B protect.</text:p>
      <text:p text:style-name="P2">Win State for White = B intercept and W protect.</text:p>
      <text:p text:style-name="P2"/>
      <text:p text:style-name="P2">win state for white → do not look gateways for white</text:p>
      <text:p text:style-name="P2">win state <text:span text:style-name="T1">for black</text:span> <text:s/>→ look for gateways to white main trajectory (protect) <text:span text:style-name="T1">AND</text:span> to black main trajectory (intercept);</text:p>
      <text:p text:style-name="P3">W protect and <text:span text:style-name="T1">B</text:span> protect → <text:span text:style-name="T1">White wants to reach Black intercept. Look for gateways to Black main trajectory. Black wants to reach W intercept. Look for gateways to main White trajectory</text:span></text:p>
      <text:p text:style-name="P3"><text:span text:style-name="T1">W </text:span>intercept and <text:span text:style-name="T1">B</text:span> <text:span text:style-name="T1">intercept</text:span> → <text:span text:style-name="T1">White wants to reach White protect . Look for gateways to White main trajectory. Black want to reach B Protect. Look for gateways to main Black trajectory.</text:span></text:p>
      <text:p text:style-name="P3"/>
      <text:p text:style-name="P4">To calculate <text:span text:style-name="T38">intercept</text:span> <text:s/>gateway<text:span text:style-name="T38">s, I need to calculate the shortest path of the Fighter to every step of the opposing main path (intercept Zone). The gateways will be the step equal to the time available to reach each step. Gateways guarantee that intercept is achieved. And for protect that would be equal to the distace of opposing fighter attacking main. </text:span></text:p>
      <text:p text:style-name="P4"/>
      <text:p text:style-name="P5">DISTANCE</text:p>
      <text:p text:style-name="P5"/>
      <text:p text:style-name="P5">Evaluate the proximity of the current state to the set of desireable states. Based on the dynamics of this proximity (reduction of the distance measured in a number of future moves) evaluste the quality of this varian. Enemy would not coperate but there are some state where that does not matter (Gateways). For <text:soft-page-break/>every piece on the board <text:span text:style-name="T2">(only the ones out of place)</text:span>calculate this distance to the desired location by computing the length of its shortest route. Consider all the pieces out of place with respect to the set of desired states. For all of these pieces, the minimum of the Space Distance is the longest distance to the desired locations.</text:p>
      <text:p text:style-name="P5">To Achieve a draw the W-Fighter must approach at least one of the areas as a necessary condition. This does not mean that W-Fighter will reach a draw, because the enemy could <text:span text:style-name="T5">interfere.</text:span>. but <text:span text:style-name="T5">regardless</text:span>, if W-Fighter wants to <text:span text:style-name="T5">have a chance</text:span>, it has to reach gateways. <text:span text:style-name="T5">This means that at least one of the two board distance (3 to protect, 2 to attack) </text:span><text:span text:style-name="T3">must shrink. If White goes to 78 or 87, black gets the message and moves accordingly and space distance stays the same. When WF moves to 77, black gets a mixed signal and distance shrinks. If distance does not shrink do not implement.</text:span></text:p>
      <text:p text:style-name="P5"/>
      <text:p text:style-name="P63">If the necessary conditions of a tactics are not met, then tactic will fail. Not meeting necessary conditions is sufficient condition for a fail. However, the opposite is not true. Meeting necessary conditions are not sufficient for a win. <text:span text:style-name="T39"><text:s/>Think more about black win</text:span></text:p>
      <text:p text:style-name="P5"/>
      <text:p text:style-name="P6"><text:span text:style-name="T5">W</text:span>hite win;<text:span text:style-name="T2"> </text:span><text:span text:style-name="T18">Need to approach both zone</text:span><text:span text:style-name="T6">s. The two areas should have common gateways. When white moves, after the move of black, gateways need to be shared. </text:span><text:span text:style-name="T14">Evaluate possible moves of Black until,, </text:span><text:span text:style-name="T16">until confirms that </text:span><text:span text:style-name="T17">location</text:span><text:span text:style-name="T16"> intersection is empty. </text:span><text:span text:style-name="T15"><text:s text:c="2"/></text:span></text:p>
      <text:p text:style-name="P20">White wins.</text:p>
      <text:p text:style-name="P20">Gateways show up.</text:p>
      <text:p text:style-name="P26"><text:bookmark-start text:name="__DdeLink__87_1497638360"/>White moves. Black moves trying to reach a common location in the network (55 no gateways). Shared location dissapears and gateways are moving appart from each other. <text:bookmark-end text:name="__DdeLink__87_1497638360"/></text:p>
      <text:p text:style-name="P21"/>
      <text:p text:style-name="P22"><text:s/>What does white need to do to win? </text:p>
      <text:p text:style-name="P24">Change both </text:p>
      <text:p text:style-name="P24">Keep unchanged</text:p>
      <text:p text:style-name="P22"><text:span text:style-name="T20">reduce space distance</text:span> </text:p>
      <text:p text:style-name="P20"/>
      <text:p text:style-name="P32">For all of the strategies the first move is made by white Fighter. I made the assumption that W-<text:tab/>Fighter is the only one that can change the status, if it needs to be changed. No need to change <text:tab/>position of W Bomber <text:s/>to evaluate a strategy.</text:p>
      <text:p text:style-name="P36">There is a def win and fail (sufficient) and a possible (necessary) win (necessary conditions for a fail are also sufficient ) for each of the four strategies.</text:p>
      <text:p text:style-name="P36">When we are evaluating the strategies, we are concerned about necessary wins or fails. When </text:p>
      <text:p text:style-name="P6"/>
      <text:p text:style-name="P6"/>
      <text:p text:style-name="P7">Black Win: <text:span text:style-name="T18">Keep the states unchanged</text:span><text:span text:style-name="T6">. </text:span><text:span text:style-name="T7">The gateways for the other team (all of them) have to shrink the zones (distance of the shortest trajectories for the gateway zones). No need to look at white movement.</text:span></text:p>
      <text:p text:style-name="P8"/>
      <text:p text:style-name="P8">Pure Draw distance <text:span text:style-name="T6">Reach one area. </text:span><text:span text:style-name="T18">Space distance has to be reduced</text:span><text:span text:style-name="T6">. Pure draw (non-diagonal movements) cannot be achieved, since selected area would shrink before White can reach it.</text:span></text:p>
      <text:p text:style-name="P8"/>
      <text:p text:style-name="P8">Mixed Draw; <text:span text:style-name="T6">Approach both areas until is possible.</text:span><text:span text:style-name="T19"> Reduce the sum of the state distance. <text:s/></text:span><text:span text:style-name="T8"><text:s/>Total distance reduces by one after black moves. At the state where pursuit of both zones becomes impossible, one target should be selected and the strategy should branch. </text:span></text:p>
      <text:p text:style-name="P8"/>
      <text:p text:style-name="P30"><text:soft-page-break/>White follows Mixed Draw strategy and Black follows Black Win strategy <text:span text:style-name="T42">until it is possible. That is, the next steps of White will reduce the sum of the state distance. If the space distance is not reduced, the next steps of White will shoot for reducing one the space distance for either Black intercept or White protect. <text:s/>On the other hand, the next steps of Black will maintain the the space distance of Black intercept and White protect until it is not possible in which case Black will pursue a pure Draw strategy.</text:span></text:p>
      <text:p text:style-name="P9"/>
      <text:p text:style-name="P21"/>
      <text:p text:style-name="P33"><text:s/></text:p>
      <text:p text:style-name="P24"/>
      <text:p text:style-name="P62">Maybe change the names of win to possible and fail to impossible to evaluate</text:p>
      <text:p text:style-name="P21"/>
      <text:p text:style-name="P12"><text:span text:style-name="T29">For a </text:span>Win</text:p>
      <text:p text:style-name="P12"/>
      <text:p text:style-name="P12">Necessary conditions:</text:p>
      <text:p text:style-name="P37"><text:span text:style-name="T29">N</text:span>ecessary conditions of tactic chosen.</text:p>
      <text:p text:style-name="P12"/>
      <text:p text:style-name="P12">Sufficient conditions:</text:p>
      <text:p text:style-name="P37">- <text:span text:style-name="T30">Bomber reaches</text:span> objective and <text:span text:style-name="T30">fighter</text:span> <text:span text:style-name="T30">is on a gateway to attack opposite bomber</text:span>.</text:p>
      <text:p text:style-name="P40">- Bomber has an open trajectory to target and fighter is on a gateway <text:span text:style-name="T30">to attack opposite bomber.</text:span></text:p>
      <text:p text:style-name="P40">- <text:span text:style-name="T30">Fighter destroys opposite bomber and bomber has an open trajectory to target (open trajectory can be protected by same team's Fighter)</text:span></text:p>
      <text:p text:style-name="P40"/>
      <text:p text:style-name="P15">For a loss</text:p>
      <text:p text:style-name="P14"/>
      <text:p text:style-name="P14">Necessary conditions:</text:p>
      <text:p text:style-name="P39"><text:span text:style-name="T29">N</text:span>ecessary conditions of tactic chosen <text:span text:style-name="T30">fail</text:span>.</text:p>
      <text:p text:style-name="P39"/>
      <text:p text:style-name="P14">Sufficient conditions:</text:p>
      <text:p text:style-name="P42">- Other team wins. Sufficient conditions for the other team are met.</text:p>
      <text:p text:style-name="P15"/>
      <text:p text:style-name="P15">For a Draw</text:p>
      <text:p text:style-name="P15"/>
      <text:p text:style-name="P13">Necessary conditions:</text:p>
      <text:p text:style-name="P38"><text:span text:style-name="T29">N</text:span>ecessary conditions of tactic chosen.</text:p>
      <text:p text:style-name="P23"/>
      <text:p text:style-name="P13">Sufficient conditions:</text:p>
      <text:p text:style-name="P14">- <text:span text:style-name="T10">Both bombers are destroyed.</text:span></text:p>
      <text:p text:style-name="P42">- Bomber is destroyed and Fighter has an open trajectory to the opposite Bomber (it is on a gateway).</text:p>
      <text:p text:style-name="P42">- Bomber reaches target and the opposite Bomber has an open trajectory to target (open trajectory can be protected by same team's Fighter)</text:p>
      <text:p text:style-name="P42">- Both bombers have an open trajectory to targets</text:p>
      <text:p text:style-name="P23"/>
      <text:p text:style-name="P41">For these change of states only consider necessary conditions</text:p>
      <text:p text:style-name="P46"/>
      <text:p text:style-name="P45">If a team chooses a Draw tactic, the other team will respond with a winning strategy if possible. <text:span text:style-name="T36">A</text:span> team will only choose a Draw tactic because I win<text:span text:style-name="T36">ning</text:span> tactic was rejected. <text:span text:style-name="T36">A mixed draw is as prefered as a pure Draw tactic because the result of a draw is always the same regardless of the means. In this </text:span><text:soft-page-break/><text:span text:style-name="T36">particular situation, White evaluates its winning tactic which fails. Black evaluates its winning tactic, which succeeds. White only choice now is to evaluate its draw tactics.</text:span></text:p>
      <text:p text:style-name="P45"/>
      <text:p text:style-name="P45">There are two types of Draw: Intercept and Protect. The pure draw tactics approaches one of the zones (protect or intercept). In the case that it approaches two, the tactic is a mixed draw.</text:p>
      <text:p text:style-name="P45"/>
      <text:p text:style-name="P18">Implementation: <text:span text:style-name="T12">if the player is persuing a pure Draw strategy, the only way to confirm that the strategic is pure and not mixed is by measuring the total space distance after the player makes a move to such area. The space distance must be reduced in one of the areas. For the mixed draw strategy' the sum of the space distance must be reduced. <text:s/></text:span></text:p>
      <text:p text:style-name="P51">Calculate the shortest trajectories to both types of gateways, intercept or protect. After approching one of the zones, in the case of pure draw, the response of the opposite team should should maintain the space distance unchanged.</text:p>
      <text:p text:style-name="P41"/>
      <text:p text:style-name="P54">In the case of Draw Intercept, white has two options 6,6 and 6,7. For 6,7 black should respond by moving to <text:span text:style-name="T40">7,3</text:span>. The space distance is mantained, and consequently the sum of the stated distances is maintained, so the white pure draw fails. For 6,6, the black does not know for sure what area white is approaching and have two choices for its next steps. The sum of the state distance is reduced by one and consequently the pure draw strategy fails. <text:s/><text:span text:style-name="T40">A</text:span></text:p>
      <text:p text:style-name="P55"/>
      <text:p text:style-name="P56">How to validate a Mixed Strategy. A mixed strategy is evaluated after a win strategy has been rejected, that is, a team is currently loosing and changing both zone types is not possible. Consequently, a Mixed Strategy will use a “Change either state” tactic.</text:p>
      <text:p text:style-name="P57"><text:s/>A Mixed Strategy cannot be eliminated if the total state distance is reduced after the opposing teams moves, or if one zone dissapears but another zone is still available for pursuit. <text:span text:style-name="T41">In the case of this game, after the black fighter moves to 25, </text:span><text:span text:style-name="T4">we can affirm that B-Intercept zone will be available after B-Fighter destroys W-Bomber by observing that B-Fighter is one step from its objective while B-Bomber still has more than one step to go. <text:s/></text:span><text:span text:style-name="T2"><text:s text:c="2"/></text:span></text:p>
      <text:p text:style-name="P57"/>
      <text:p text:style-name="P58"><text:span text:style-name="T2">I</text:span>mplementation of Mixed Draw. Start from where the validation left off if possible. The mixed draw strategy will be chosen until a mixed draw strategy exists. Then a draw strategy will be chosen, which will consiste in approaching the closest gateway. </text:p>
      <text:p text:style-name="P56"/>
      <text:p text:style-name="P11">Change both states-&gt;<text:span text:style-name="T6"> Fighter needs to approach both areas-&gt; Shared </text:span><text:span text:style-name="T9">locations</text:span></text:p>
      <text:p text:style-name="P25">If the current state is Black win go to White win.</text:p>
      <text:p text:style-name="P25"><text:tab/>White Fighter has to approach both gateways. </text:p>
      <text:p text:style-name="P25"><text:tab/>Is that possible: commons steps for their shortest trajectories. <text:span text:style-name="T25">Only need to compare trajectories <text:tab/>of the gateways that are closest to each other. If it is not possible, approach a position where <text:tab/>you can maintain equidistant from both areas (for simplicity and given that this case does not <text:tab/>happen, the player will approach one of the gateways among gateways that are the closest to <text:tab/>each other)</text:span></text:p>
      <text:p text:style-name="P34"><text:tab/>Check if the White Win strategy fails. It does not fail if there are common locations of gateways <text:tab/>or their zones (so player can approach both at the same time) or if there are no common <text:s/><text:tab/>locations but the gateways are approaching each other (There is a change that player can reach <text:tab/>them both).</text:p>
      <text:p text:style-name="P34"><text:tab/>The termination of the loop to evaluate the status for Both Change is if it fails or if it keeps not <text:tab/>failing, until we reach a gateway that the two zones reach. The algorithm prunes the next <text:soft-page-break/><text:tab/>possible steps to gateways only if at least one of these exist. <text:s text:c="2"/></text:p>
      <text:p text:style-name="P34"/>
      <text:p text:style-name="P12">Necessary conditions: </text:p>
      <text:p text:style-name="P37">- Shared locations of gateways (intercept, protect). Or no shared locations but the gateways move close<text:span text:style-name="T32">r</text:span> when the opposite team moves.</text:p>
      <text:p text:style-name="P37"/>
      <text:p text:style-name="P34"/>
      <text:p text:style-name="P21"><text:span text:style-name="T26">Keep states unchanged</text:span> → How fast do all gateways shrink. <text:span text:style-name="T35">This is measured by the max time that enemy has to get to the gateways after one move compared to before (maintain the space distance) no matter where white moves. </text:span></text:p>
      <text:p text:style-name="P21"/>
      <text:p text:style-name="P52">The only way that this tactic will be chosen is because the team is winning, <text:span text:style-name="T34">that is that a protect for the team's zone and an intercept for the opposite team's zone exist. If we examine the way we evaluated the type of zones, we learned that a next step for winning team's bomber and fighter is guaranteed. This means that I do not have to worry about examining all trajectories to see if there exists at least one with open (without children). </text:span><text:s/>Pieces from this team follow open trajectory.</text:p>
      <text:p text:style-name="P53"/>
      <text:p text:style-name="P53">The player wants to maintain the space distance unchanged. If there is only one value for the space distance, then the first player has not moved. <text:s/>Keep states unchanged method will be invoked if the start state is a team's win that wants to be mantained. </text:p>
      <text:p text:style-name="P21"/>
      <text:p text:style-name="P12"><text:bookmark-start text:name="__DdeLink__262_441251508"/>Necessary conditions<text:bookmark-end text:name="__DdeLink__262_441251508"/>: </text:p>
      <text:p text:style-name="P37">The trajectories from gateways to piece shrink after one move of the piece.</text:p>
      <text:p text:style-name="P21"/>
      <text:p text:style-name="P21"><text:span text:style-name="T26">Reach one are</text:span><text:span text:style-name="T27">a</text:span><text:span text:style-name="T26">s</text:span> → </text:p>
      <text:p text:style-name="P48">This case occurs when only one of the desired areas , black or white, needs to change. Say that a team is evaluating Pure Draw intercept. A team wants to modify an area to intercept the other team's bomber. <text:s text:c="2"/></text:p>
      <text:p text:style-name="P48"/>
      <text:p text:style-name="P48"><text:span text:style-name="T28">Implementation: </text:span><text:span text:style-name="T37">T</text:span>he team's fighter will be the only piece available to reach the area of the opposite bomber.</text:p>
      <text:p text:style-name="P49">//WhiteIntercept, BlackIntercept, WhiteProtect, Black Protect</text:p>
      <text:p text:style-name="P49">The team and the gateways that need to be approached can be inferred with the desired state. If desired state is 0_1_, then <text:s/>W-Fighter wants to approch protect Gateways.</text:p>
      <text:p text:style-name="P50">One-Type change is necessary when the team is losing and wants to pursue a draw (a winning strategy will require both types to change, and was already attempted) or when the team is in a draw and wants to pursue a win. </text:p>
      <text:p text:style-name="P50">If a team is losing and decides to change one type, the winning strategy which would change two types was already rejected, thus changing both types is not possible. In this instance, there might exist a mixed strategy that will change one type: the player will pursued both gateways types simultaneously until it is forced to pick one. </text:p>
      <text:p text:style-name="P50">If a team is in a draw, there is only one type to pursue. The player is not interested in pursuing the other type, furthermore, the player wants to keep the other type unchanged. In this case, there cannot be a mixed strategy. This type of tactic was not implemented because it does not occur in the game. <text:s/></text:p>
      <text:p text:style-name="P50"/>
      <text:p text:style-name="P50"><text:s/></text:p>
      <text:p text:style-name="P50">To change one stay, the player needs to approach one type of Gateways. <text:s/></text:p>
      <text:p text:style-name="P49"/>
      <text:p text:style-name="P12"><text:soft-page-break/>Necessary conditions </text:p>
      <text:p text:style-name="P23">Space distance has to be reduced.</text:p>
      <text:p text:style-name="P47"/>
      <text:p text:style-name="P45"/>
      <text:p text:style-name="P23"/>
      <text:p text:style-name="P23"/>
      <text:p text:style-name="P21"/>
      <text:p text:style-name="P10">implementation:</text:p>
      <text:p text:style-name="P28">Abstract classes for strategies : White win, Black Win, Pure Draw, Mixed Draw. The super class will do most. These will call:</text:p>
      <text:p text:style-name="P29"><text:span text:style-name="T24">Interface Tactics: </text:span>Changing both, changeOne, keepBoth, Reach mixed draw. These need the current state and the desired state.</text:p>
      <text:p text:style-name="P31">Each Tactic will include the tactic itself, next moves, fail condition.</text:p>
      <text:p text:style-name="P31"/>
      <text:p text:style-name="P31">Each strategy will create a tree with the moves from tactics that will end when the fail condition from tactics exists. The root is the initial position. For each node (children), the strategy will evaluate the type of the new zones (after a move from opposite teams) and whether the strategy fails or not. <text:span text:style-name="T33">The strategy will generate an object just once for each of the strategies but every time that a tactic needs to be generated, zones will be recreated.</text:span></text:p>
      <text:p text:style-name="P29"><text:s/></text:p>
      <text:p text:style-name="P28">Changing Both: <text:s/><text:span text:style-name="T22">This will happen only when one of the sides is winning. </text:span></text:p>
      <text:p text:style-name="P27">White moves trying to reach a common location in the network (<text:span text:style-name="T23">44</text:span> no gateways). Shared location <text:span text:style-name="T21">disappears</text:span> and gateways are moving apart from each other. </text:p>
      <text:p text:style-name="P27"/>
      <text:p text:style-name="P17">Notes</text:p>
      <text:p text:style-name="P35"/>
      <text:p text:style-name="P16"><text:span text:style-name="T31">Change both states </text:span>Sufficient conditions. <text:span text:style-name="T6">This conditions are hard to be met. </text:span><text:span text:style-name="T11">Team wants to change both states when the other team is winning. That means that Fighter is in charge of approaching protect and intercept gateways. It is rare that both ones share the same gateways. Even if they do (a shared gateway is one step from objectives) while approaching one objective, the other objective can “reach an opposite goal.”</text:span></text:p>
      <text:p text:style-name="P41">A sufficient condition is that the shared gateway is in the same position as opposite target. </text:p>
      <text:p text:style-name="P44"/>
      <text:p text:style-name="P44"/>
      <text:p text:style-name="P44"/>
      <text:p text:style-name="P19">Sufficient conditions to finish a tree of strategies. </text:p>
      <text:p text:style-name="P19"/>
      <text:p text:style-name="P59">Bomber reaches the postion of <text:span text:style-name="T43">enemy's</text:span> target. </text:p>
      <text:p text:style-name="P59"><text:span text:style-name="T43">Enemy's </text:span>Fighter is not <text:span text:style-name="T43">on its</text:span> Protect Gateways <text:span text:style-name="T43">(Black wins)</text:span></text:p>
      <text:p text:style-name="P59"><text:bookmark-start text:name="__DdeLink__510_766516879"/><text:span text:style-name="T43">Enemy's Fighter is</text:span><text:bookmark-end text:name="__DdeLink__510_766516879"/><text:span text:style-name="T43"> on its Protect Gateways (Draw),</text:span> </text:p>
      <text:p text:style-name="P60">Enemy's Fighter is one step from target just reached</text:p>
      <text:p text:style-name="P60"/>
      <text:p text:style-name="P60">Fighter reaches its enemy's Bomber .</text:p>
      <text:p text:style-name="P60">Enemy's fighter is not in opposing team's Intercept Gateways (Enemy loses)</text:p>
      <text:p text:style-name="P60">Enemy's fighter is on opposing team's Intercept Gateways (Draw ). <text:s/></text:p>
      <text:p text:style-name="P60"/>
      <text:p text:style-name="P61">Fighter reaches a gateway that has one less step than the time allowed to get there. This is to account <text:soft-page-break/>for turns since after Fighter arrives to gateway, the game's turn is for the enemy.</text:p>
      <text:p text:style-name="P60"/>
      <text:p text:style-name="P61">Movements that are to a gateway are preferred to a movement that it is not to a gateway.</text:p>
      <text:p text:style-name="P61">Movement that are to a gateway where the distance is less than the time alloted to get to a main trajectory are prefered.</text:p>
      <text:p text:style-name="P61"/>
      <text:p text:style-name="P19">A team reaches it is objective. <text:span text:style-name="T6">A bomber reaches the position of an enemy target or a fighter reaches the position of an enemy bomber,</text:span></text:p>
      <text:p text:style-name="P19"/>
      <text:p text:style-name="P19">A team's fighter reaches an enemies gateway. </text:p>
      <text:p text:style-name="P43"/>
      <text:p text:style-name="P66">Note about zone types: <text:span text:style-name="T6">We need to consider which player's turn it is. Being in a</text:span><text:span text:style-name="T13">n Attack</text:span><text:span text:style-name="T6"> Gateway is beneficial if it is that player's turn. </text:span><text:span text:style-name="T13">Being in a Protect Gateway is beneficial regardless of tu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8:02.074627616</meta:creation-date>
    <dc:date>2014-10-27T12:38:21.462034438</dc:date>
    <meta:editing-duration>P4DT1H53M31S</meta:editing-duration>
    <meta:editing-cycles>20</meta:editing-cycles>
    <meta:generator>LibreOffice/4.2.6.3$Linux_x86 LibreOffice_project/420m0$Build-3</meta:generator>
    <meta:document-statistic meta:table-count="0" meta:image-count="0" meta:object-count="0" meta:page-count="7" meta:paragraph-count="122" meta:word-count="2763" meta:character-count="15968" meta:non-whitespace-character-count="13247"/>
  </office:meta>
</office:document-meta>
</file>